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900000155D018863756D9D6C4.png" manifest:media-type="image/png"/>
  <manifest:file-entry manifest:full-path="Pictures/10000000000004DC00000105B840F669C9AA2E09.png" manifest:media-type="image/png"/>
  <manifest:file-entry manifest:full-path="Pictures/10000000000004E0000001089D8278D8C595F991.png" manifest:media-type="image/png"/>
  <manifest:file-entry manifest:full-path="Pictures/10000000000004D80000010170E1984869B0DEF4.png" manifest:media-type="image/png"/>
  <manifest:file-entry manifest:full-path="Pictures/10000000000001C60000007D8B4FC8313EB902C1.png" manifest:media-type="image/png"/>
  <manifest:file-entry manifest:full-path="Pictures/10000000000003050000008955C92A8F777D3662.png" manifest:media-type="image/png"/>
  <manifest:file-entry manifest:full-path="Pictures/10000000000003410000008BA02D2F271724B10B.png" manifest:media-type="image/png"/>
  <manifest:file-entry manifest:full-path="Pictures/10000000000001C10000007D1938B7DAF57295FA.png" manifest:media-type="image/png"/>
  <manifest:file-entry manifest:full-path="Pictures/10000000000004DE0000010334C6EBFD070CDD66.png" manifest:media-type="image/png"/>
  <manifest:file-entry manifest:full-path="Pictures/10000000000004D800000105A440B790B8EF2FCD.png" manifest:media-type="image/png"/>
  <manifest:file-entry manifest:full-path="Pictures/10000000000003200000018ECBA80AFB93C57680.png" manifest:media-type="image/png"/>
  <manifest:file-entry manifest:full-path="Pictures/10000000000004D8000001069FF3AC38A146EC30.png" manifest:media-type="image/png"/>
  <manifest:file-entry manifest:full-path="Pictures/10000000000004D8000001050B8AF640E561F532.png" manifest:media-type="image/png"/>
  <manifest:file-entry manifest:full-path="Pictures/1000000000000246000000C3280760ACD995CBB3.png" manifest:media-type="image/png"/>
  <manifest:file-entry manifest:full-path="Pictures/10000000000004D6000001077534DA5EAE680BB1.png" manifest:media-type="image/png"/>
  <manifest:file-entry manifest:full-path="Pictures/10000000000001A200000156C12467AC74AB62F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ABCAdministrativeBudget" style:family="table">
      <style:table-properties style:width="5.5625in" fo:margin-left="0.5042in" table:align="left" style:may-break-between-rows="false"/>
    </style:style>
    <style:style style:name="ABCAdministrativeBudget.A" style:family="table-column">
      <style:table-column-properties style:column-width="2.9583in"/>
    </style:style>
    <style:style style:name="ABCAdministrativeBudget.B" style:family="table-column">
      <style:table-column-properties style:column-width="2.6042in"/>
    </style:style>
    <style:style style:name="ABCAdministrativeBudget.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ABCAdministrativeBudget.A2" style:family="table-cell" style:data-style-name="N10100">
      <style:table-cell-properties style:vertical-align="" fo:background-color="#99ccff" fo:padding="0in" fo:border="none" style:writing-mode="page">
        <style:background-image/>
      </style:table-cell-properties>
    </style:style>
    <style:style style:name="ABCAdministrativeBudget.B2" style:family="table-cell">
      <style:table-cell-properties style:vertical-align="" fo:background-color="#99ccff" fo:padding="0in" fo:border="none" style:writing-mode="page">
        <style:background-image/>
      </style:table-cell-properties>
    </style:style>
    <style:style style:name="ABCAdministrativeBudget.B3" style:family="table-cell">
      <style:table-cell-properties style:vertical-align="" fo:background-color="#99ccff" fo:padding="0in" fo:border="none" style:writing-mode="page">
        <style:background-image/>
      </style:table-cell-properties>
    </style:style>
    <style:style style:name="ABCAdministrativeBudget.B4" style:family="table-cell">
      <style:table-cell-properties style:vertical-align="" fo:background-color="#99ccff" fo:padding="0in" fo:border="none" style:writing-mode="page">
        <style:background-image/>
      </style:table-cell-properties>
    </style:style>
    <style:style style:name="ABCAdministrativeBudget.B5" style:family="table-cell">
      <style:table-cell-properties style:vertical-align="" fo:background-color="#99ccff" fo:padding="0in" fo:border="none" style:writing-mode="page">
        <style:background-image/>
      </style:table-cell-properties>
    </style:style>
    <style:style style:name="ABCAdministrativeBudget.B6" style:family="table-cell">
      <style:table-cell-properties style:vertical-align="" fo:background-color="#99ccff" fo:padding="0in" fo:border="none" style:writing-mode="page">
        <style:background-image/>
      </style:table-cell-properties>
    </style:style>
    <style:style style:name="ABCAdministrativeBudget.B7" style:family="table-cell">
      <style:table-cell-properties style:vertical-align="" fo:background-color="#99ccff" fo:padding="0in" fo:border="none" style:writing-mode="page">
        <style:background-image/>
      </style:table-cell-properties>
    </style:style>
    <style:style style:name="ABCAdministrativeBudget.B8" style:family="table-cell">
      <style:table-cell-properties style:vertical-align="" fo:background-color="#99ccff" fo:padding="0in" fo:border="none" style:writing-mode="page">
        <style:background-image/>
      </style:table-cell-properties>
    </style:style>
    <style:style style:name="ABCAdministrativeBudget.B9" style:family="table-cell">
      <style:table-cell-properties style:vertical-align="" fo:background-color="#99ccff" fo:padding="0in" fo:border="none" style:writing-mode="page">
        <style:background-image/>
      </style:table-cell-properties>
    </style:style>
    <style:style style:name="ABCAdministrativeBudget.B10" style:family="table-cell">
      <style:table-cell-properties style:vertical-align="" fo:background-color="#99ccff" fo:padding="0in" fo:border="none" style:writing-mode="page">
        <style:background-image/>
      </style:table-cell-properties>
    </style:style>
    <style:style style:name="ABCAdministrativeBudget.A11"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ABCAdministrativeBudget.B11"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P1" style:family="paragraph" style:parent-style-name="Text_20_body">
      <style:text-properties officeooo:rsid="000e3d3f" officeooo:paragraph-rsid="000e3d3f"/>
    </style:style>
    <style:style style:name="P2" style:family="paragraph" style:parent-style-name="Text_20_body">
      <style:text-properties officeooo:rsid="00101ce7" officeooo:paragraph-rsid="00101ce7"/>
    </style:style>
    <style:style style:name="P3" style:family="paragraph" style:parent-style-name="Text_20_body">
      <style:text-properties officeooo:rsid="00108423" officeooo:paragraph-rsid="00108423"/>
    </style:style>
    <style:style style:name="P4" style:family="paragraph" style:parent-style-name="Text_20_body">
      <style:text-properties officeooo:rsid="00114d0c" officeooo:paragraph-rsid="00114d0c"/>
    </style:style>
    <style:style style:name="P5" style:family="paragraph" style:parent-style-name="Text_20_body">
      <style:text-properties officeooo:rsid="00129cef" officeooo:paragraph-rsid="00129cef"/>
    </style:style>
    <style:style style:name="P6" style:family="paragraph" style:parent-style-name="Text_20_body">
      <style:text-properties officeooo:rsid="0013a407" officeooo:paragraph-rsid="0013a407"/>
    </style:style>
    <style:style style:name="P7" style:family="paragraph" style:parent-style-name="Text_20_body">
      <style:text-properties fo:font-style="normal" officeooo:rsid="0013a407" officeooo:paragraph-rsid="0013a407" style:font-style-asian="normal" style:font-style-complex="normal"/>
    </style:style>
    <style:style style:name="P8" style:family="paragraph" style:parent-style-name="Text_20_body">
      <style:text-properties fo:font-style="normal" officeooo:rsid="00114d0c" officeooo:paragraph-rsid="00114d0c" style:font-style-asian="normal" style:font-style-complex="normal"/>
    </style:style>
    <style:style style:name="P9" style:family="paragraph" style:parent-style-name="Text_20_body">
      <style:text-properties fo:font-style="normal" officeooo:rsid="001942c7" officeooo:paragraph-rsid="001942c7" style:font-style-asian="normal" style:font-style-complex="normal"/>
    </style:style>
    <style:style style:name="P10" style:family="paragraph" style:parent-style-name="Text_20_body">
      <style:text-properties fo:font-style="normal" officeooo:rsid="001a76fc" officeooo:paragraph-rsid="001a76fc" style:font-style-asian="normal" style:font-style-complex="normal"/>
    </style:style>
    <style:style style:name="P11" style:family="paragraph" style:parent-style-name="Text_20_body">
      <style:text-properties fo:font-style="normal" officeooo:rsid="001c7e7a" officeooo:paragraph-rsid="001c7e7a" style:font-style-asian="normal" style:font-style-complex="normal"/>
    </style:style>
    <style:style style:name="P12" style:family="paragraph" style:parent-style-name="Text_20_body">
      <style:text-properties fo:font-style="normal" officeooo:rsid="001ef3e2" officeooo:paragraph-rsid="001db9e4" style:font-style-asian="normal" style:font-style-complex="normal"/>
    </style:style>
    <style:style style:name="P13" style:family="paragraph" style:parent-style-name="Text_20_body">
      <style:text-properties fo:font-style="normal" officeooo:rsid="001ef3e2" officeooo:paragraph-rsid="001ef3e2" style:font-style-asian="normal" style:font-style-complex="normal"/>
    </style:style>
    <style:style style:name="P14" style:family="paragraph" style:parent-style-name="Text_20_body">
      <style:text-properties fo:font-style="normal" officeooo:rsid="001ef3e2" officeooo:paragraph-rsid="0029e3e2" style:font-style-asian="normal" style:font-style-complex="normal"/>
    </style:style>
    <style:style style:name="P15" style:family="paragraph" style:parent-style-name="Text_20_body">
      <style:text-properties fo:font-style="normal" officeooo:rsid="001fabba" officeooo:paragraph-rsid="001fabba" style:font-style-asian="normal" style:font-style-complex="normal"/>
    </style:style>
    <style:style style:name="P16" style:family="paragraph" style:parent-style-name="Text_20_body">
      <style:text-properties fo:font-style="normal" officeooo:rsid="001fabba" officeooo:paragraph-rsid="002c8dae" style:font-style-asian="normal" style:font-style-complex="normal"/>
    </style:style>
    <style:style style:name="P17" style:family="paragraph" style:parent-style-name="Text_20_body">
      <style:text-properties fo:font-style="normal" officeooo:rsid="002822b0" officeooo:paragraph-rsid="002822b0" style:font-style-asian="normal" style:font-style-complex="normal"/>
    </style:style>
    <style:style style:name="P18" style:family="paragraph" style:parent-style-name="Text_20_body">
      <style:text-properties fo:font-style="normal" officeooo:rsid="002822b0" officeooo:paragraph-rsid="001fabba" style:font-style-asian="normal" style:font-style-complex="normal"/>
    </style:style>
    <style:style style:name="P19" style:family="paragraph" style:parent-style-name="Text_20_body">
      <style:text-properties fo:font-style="normal" officeooo:rsid="002b5960" officeooo:paragraph-rsid="002b5960" style:font-style-asian="normal" style:font-style-complex="normal"/>
    </style:style>
    <style:style style:name="P20" style:family="paragraph" style:parent-style-name="Text_20_body">
      <style:text-properties fo:font-style="normal" officeooo:rsid="002c4b1d" officeooo:paragraph-rsid="002c4b1d" style:font-style-asian="normal" style:font-style-complex="normal"/>
    </style:style>
    <style:style style:name="P21" style:family="paragraph" style:parent-style-name="Text_20_body">
      <style:text-properties officeooo:rsid="00105c96" officeooo:paragraph-rsid="0014961a"/>
    </style:style>
    <style:style style:name="P22" style:family="paragraph" style:parent-style-name="Text_20_body">
      <style:text-properties officeooo:rsid="0015ba89" officeooo:paragraph-rsid="0015ba89"/>
    </style:style>
    <style:style style:name="P23" style:family="paragraph" style:parent-style-name="Text_20_body">
      <style:text-properties officeooo:rsid="0015edea" officeooo:paragraph-rsid="0015edea"/>
    </style:style>
    <style:style style:name="P24" style:family="paragraph" style:parent-style-name="Text_20_body">
      <style:text-properties style:font-name="Liberation Sans" officeooo:rsid="0015edea" officeooo:paragraph-rsid="0015edea"/>
    </style:style>
    <style:style style:name="P25" style:family="paragraph" style:parent-style-name="Text_20_body">
      <style:text-properties style:font-name="Liberation Sans" officeooo:rsid="002c760f" officeooo:paragraph-rsid="002c760f"/>
    </style:style>
    <style:style style:name="P26" style:family="paragraph" style:parent-style-name="Text_20_body">
      <style:text-properties style:font-name="Liberation Serif" fo:font-weight="bold" officeooo:rsid="0015edea" officeooo:paragraph-rsid="0015edea" style:font-weight-asian="bold" style:font-weight-complex="bold"/>
    </style:style>
    <style:style style:name="P27" style:family="paragraph" style:parent-style-name="Text_20_body">
      <style:text-properties officeooo:paragraph-rsid="0015edea"/>
    </style:style>
    <style:style style:name="P28" style:family="paragraph" style:parent-style-name="Text_20_body">
      <style:text-properties officeooo:rsid="00170b4c" officeooo:paragraph-rsid="00170b4c"/>
    </style:style>
    <style:style style:name="P29" style:family="paragraph" style:parent-style-name="Text_20_body">
      <style:text-properties officeooo:rsid="0018184d" officeooo:paragraph-rsid="0018184d"/>
    </style:style>
    <style:style style:name="P30" style:family="paragraph" style:parent-style-name="Text_20_body">
      <style:text-properties officeooo:rsid="001942c7" officeooo:paragraph-rsid="001942c7"/>
    </style:style>
    <style:style style:name="P31" style:family="paragraph" style:parent-style-name="Text_20_body">
      <style:text-properties officeooo:rsid="001a76fc" officeooo:paragraph-rsid="001a76fc"/>
    </style:style>
    <style:style style:name="P32" style:family="paragraph" style:parent-style-name="Text_20_body">
      <style:text-properties officeooo:rsid="001db9e4" officeooo:paragraph-rsid="001db9e4"/>
    </style:style>
    <style:style style:name="P33" style:family="paragraph" style:parent-style-name="Text_20_body">
      <style:text-properties officeooo:rsid="001fabba" officeooo:paragraph-rsid="001fabba"/>
    </style:style>
    <style:style style:name="P34" style:family="paragraph" style:parent-style-name="Text_20_body">
      <style:text-properties officeooo:rsid="001fabba" officeooo:paragraph-rsid="002c8dae"/>
    </style:style>
    <style:style style:name="P35" style:family="paragraph" style:parent-style-name="Text_20_body">
      <style:text-properties officeooo:rsid="0021615e" officeooo:paragraph-rsid="0021615e"/>
    </style:style>
    <style:style style:name="P36" style:family="paragraph" style:parent-style-name="Text_20_body">
      <style:text-properties officeooo:rsid="002391b4" officeooo:paragraph-rsid="002391b4"/>
    </style:style>
    <style:style style:name="P37" style:family="paragraph" style:parent-style-name="Text_20_body">
      <style:text-properties officeooo:rsid="00253662" officeooo:paragraph-rsid="00253662"/>
    </style:style>
    <style:style style:name="P38" style:family="paragraph" style:parent-style-name="Text_20_body">
      <style:text-properties officeooo:rsid="0026e5d8" officeooo:paragraph-rsid="0026e5d8"/>
    </style:style>
    <style:style style:name="P39" style:family="paragraph" style:parent-style-name="Text_20_body">
      <style:text-properties style:text-position="0% 100%" officeooo:rsid="0026e5d8" officeooo:paragraph-rsid="0026e5d8" style:font-size-asian="10.5pt" style:font-weight-asian="normal"/>
    </style:style>
    <style:style style:name="P40" style:family="paragraph" style:parent-style-name="Text_20_body">
      <style:text-properties style:text-position="0% 100%" officeooo:rsid="003024a6" officeooo:paragraph-rsid="003024a6" style:font-size-asian="10.5pt" style:font-weight-asian="normal"/>
    </style:style>
    <style:style style:name="P41" style:family="paragraph" style:parent-style-name="Text_20_body">
      <style:text-properties officeooo:rsid="002822b0" officeooo:paragraph-rsid="002822b0"/>
    </style:style>
    <style:style style:name="P42" style:family="paragraph" style:parent-style-name="Text_20_body">
      <style:text-properties officeooo:rsid="002c760f" officeooo:paragraph-rsid="002c760f"/>
    </style:style>
    <style:style style:name="P43" style:family="paragraph" style:parent-style-name="Text_20_body">
      <style:text-properties officeooo:rsid="002c760f" officeooo:paragraph-rsid="002e4132"/>
    </style:style>
    <style:style style:name="P44" style:family="paragraph" style:parent-style-name="Text_20_body">
      <style:text-properties officeooo:rsid="0031436e" officeooo:paragraph-rsid="0031436e"/>
    </style:style>
    <style:style style:name="P45" style:family="paragraph" style:parent-style-name="Text_20_body">
      <style:text-properties officeooo:paragraph-rsid="00314a3e"/>
    </style:style>
    <style:style style:name="P46" style:family="paragraph" style:parent-style-name="Text_20_body">
      <style:text-properties officeooo:rsid="00314a3e" officeooo:paragraph-rsid="00314a3e"/>
    </style:style>
    <style:style style:name="P47" style:family="paragraph" style:parent-style-name="Text_20_body">
      <style:text-properties officeooo:rsid="0032f369" officeooo:paragraph-rsid="0032f369"/>
    </style:style>
    <style:style style:name="P48" style:family="paragraph" style:parent-style-name="Text_20_body">
      <style:text-properties officeooo:rsid="0034317f" officeooo:paragraph-rsid="0034317f"/>
    </style:style>
    <style:style style:name="P49" style:family="paragraph" style:parent-style-name="Title">
      <style:text-properties officeooo:rsid="000e3d3f" officeooo:paragraph-rsid="000e3d3f"/>
    </style:style>
    <style:style style:name="P5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21615e" officeooo:paragraph-rsid="0021615e"/>
    </style:style>
    <style:style style:name="P51"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rsid="0021615e" officeooo:paragraph-rsid="0021615e"/>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70b4c" officeooo:paragraph-rsid="00170b4c"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8184d" officeooo:paragraph-rsid="0018184d"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55"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70b4c" officeooo:paragraph-rsid="00170b4c" style:font-size-asian="12pt" style:font-style-asian="italic" style:font-weight-asian="bold" style:font-size-complex="12pt" style:font-style-complex="italic" style:font-weight-complex="bold" style:text-overline-style="none" style:text-overline-color="font-color"/>
    </style:style>
    <style:style style:name="P56" style:family="paragraph" style:parent-style-name="Text_20_body" style:list-style-name="L1">
      <style:text-properties officeooo:rsid="000e3d3f" officeooo:paragraph-rsid="000e3d3f"/>
    </style:style>
    <style:style style:name="P57" style:family="paragraph" style:parent-style-name="Text_20_body" style:list-style-name="L2">
      <style:text-properties officeooo:rsid="00101ce7" officeooo:paragraph-rsid="00105c96"/>
    </style:style>
    <style:style style:name="P58" style:family="paragraph" style:parent-style-name="Text_20_body" style:list-style-name="L2">
      <style:text-properties officeooo:rsid="00101ce7" officeooo:paragraph-rsid="0014961a"/>
    </style:style>
    <style:style style:name="P59" style:family="paragraph" style:parent-style-name="Text_20_body" style:list-style-name="L3">
      <style:text-properties fo:font-style="normal" officeooo:rsid="00114d0c" officeooo:paragraph-rsid="00114d0c" style:font-style-asian="normal" style:font-style-complex="normal"/>
    </style:style>
    <style:style style:name="P60" style:family="paragraph" style:parent-style-name="Text_20_body" style:list-style-name="L5">
      <style:text-properties fo:font-style="normal" officeooo:rsid="0013a407" officeooo:paragraph-rsid="0013a407" style:font-style-asian="normal" style:font-style-complex="normal"/>
    </style:style>
    <style:style style:name="P61" style:family="paragraph" style:parent-style-name="Text_20_body" style:list-style-name="L5">
      <style:text-properties fo:font-style="normal" officeooo:rsid="0015ba89" officeooo:paragraph-rsid="0015ba89" style:font-style-asian="normal" style:font-style-complex="normal"/>
    </style:style>
    <style:style style:name="P62" style:family="paragraph" style:parent-style-name="Text_20_body" style:list-style-name="L7">
      <style:text-properties fo:font-style="normal" officeooo:rsid="001942c7" officeooo:paragraph-rsid="001942c7" style:font-style-asian="normal" style:font-style-complex="normal"/>
    </style:style>
    <style:style style:name="P63" style:family="paragraph" style:parent-style-name="Text_20_body" style:list-style-name="L10">
      <style:text-properties fo:font-style="normal" officeooo:rsid="002c4b1d" officeooo:paragraph-rsid="002c4b1d" style:font-style-asian="normal" style:font-style-complex="normal"/>
    </style:style>
    <style:style style:name="P64" style:family="paragraph" style:parent-style-name="Text_20_body" style:list-style-name="L10">
      <style:text-properties fo:font-style="normal" officeooo:rsid="002c760f" officeooo:paragraph-rsid="002c760f" style:font-style-asian="normal" style:font-style-complex="normal"/>
    </style:style>
    <style:style style:name="P65" style:family="paragraph" style:parent-style-name="Text_20_body" style:list-style-name="L12">
      <style:text-properties fo:font-style="normal" officeooo:rsid="0034317f" officeooo:paragraph-rsid="0034317f" style:font-style-asian="normal" style:font-style-complex="normal"/>
    </style:style>
    <style:style style:name="P66" style:family="paragraph" style:parent-style-name="Text_20_body">
      <style:text-properties fo:font-style="normal" officeooo:rsid="00352278" officeooo:paragraph-rsid="00352278" style:font-style-asian="normal" style:font-style-complex="normal"/>
    </style:style>
    <style:style style:name="P67" style:family="paragraph" style:parent-style-name="Text_20_body" style:list-style-name="L4">
      <style:text-properties officeooo:rsid="00114d0c" officeooo:paragraph-rsid="00114d0c"/>
    </style:style>
    <style:style style:name="P68" style:family="paragraph" style:parent-style-name="Text_20_body" style:list-style-name="L4">
      <style:text-properties officeooo:rsid="00129cef" officeooo:paragraph-rsid="00129cef"/>
    </style:style>
    <style:style style:name="P69" style:family="paragraph" style:parent-style-name="Text_20_body" style:list-style-name="L6">
      <style:text-properties officeooo:rsid="0018184d" officeooo:paragraph-rsid="0018184d"/>
    </style:style>
    <style:style style:name="P70" style:family="paragraph" style:parent-style-name="Text_20_body" style:list-style-name="L7">
      <style:text-properties officeooo:rsid="001942c7" officeooo:paragraph-rsid="001942c7"/>
    </style:style>
    <style:style style:name="P71" style:family="paragraph" style:parent-style-name="Text_20_body" style:list-style-name="L8">
      <style:text-properties officeooo:rsid="0021615e" officeooo:paragraph-rsid="0021615e"/>
    </style:style>
    <style:style style:name="P72" style:family="paragraph" style:parent-style-name="Text_20_body" style:list-style-name="L9">
      <style:text-properties officeooo:rsid="002391b4" officeooo:paragraph-rsid="002391b4"/>
    </style:style>
    <style:style style:name="P73" style:family="paragraph" style:parent-style-name="Text_20_body" style:list-style-name="L9">
      <style:text-properties officeooo:rsid="00253662" officeooo:paragraph-rsid="00253662"/>
    </style:style>
    <style:style style:name="P74" style:family="paragraph" style:parent-style-name="Text_20_body" style:list-style-name="L11">
      <style:text-properties officeooo:rsid="0031436e" officeooo:paragraph-rsid="0031436e"/>
    </style:style>
    <style:style style:name="P75" style:family="paragraph" style:parent-style-name="Text_20_body" style:list-style-name="L11">
      <style:text-properties officeooo:rsid="0031436e" officeooo:paragraph-rsid="00314a3e"/>
    </style:style>
    <style:style style:name="P76" style:family="paragraph" style:parent-style-name="Text_20_body" style:list-style-name="L11">
      <style:text-properties officeooo:rsid="00314a3e" officeooo:paragraph-rsid="00314a3e"/>
    </style:style>
    <style:style style:name="P77" style:family="paragraph" style:parent-style-name="Text_20_body" style:list-style-name="L12">
      <style:text-properties officeooo:rsid="0034317f" officeooo:paragraph-rsid="0034317f"/>
    </style:style>
    <style:style style:name="P78" style:family="paragraph" style:parent-style-name="Heading_20_1">
      <style:text-properties officeooo:rsid="000e3d3f" officeooo:paragraph-rsid="000e3d3f"/>
    </style:style>
    <style:style style:name="P79" style:family="paragraph" style:parent-style-name="Heading_20_1" style:list-style-name="">
      <style:text-properties officeooo:rsid="00108423" officeooo:paragraph-rsid="00108423"/>
    </style:style>
    <style:style style:name="P80" style:family="paragraph" style:parent-style-name="Heading_20_1">
      <style:paragraph-properties fo:break-before="page"/>
      <style:text-properties officeooo:rsid="00108423" officeooo:paragraph-rsid="00108423"/>
    </style:style>
    <style:style style:name="P81" style:family="paragraph" style:parent-style-name="Heading_20_1">
      <style:paragraph-properties fo:break-before="page"/>
      <style:text-properties officeooo:rsid="0013a407" officeooo:paragraph-rsid="0013a407"/>
    </style:style>
    <style:style style:name="P82" style:family="paragraph" style:parent-style-name="Heading_20_1">
      <style:paragraph-properties fo:break-before="page"/>
      <style:text-properties officeooo:rsid="0015ba89" officeooo:paragraph-rsid="0015ba89"/>
    </style:style>
    <style:style style:name="P83" style:family="paragraph" style:parent-style-name="Heading_20_1">
      <style:paragraph-properties fo:break-before="page"/>
      <style:text-properties officeooo:rsid="0015edea" officeooo:paragraph-rsid="0015edea"/>
    </style:style>
    <style:style style:name="P84" style:family="paragraph" style:parent-style-name="Heading_20_1">
      <style:paragraph-properties fo:break-before="page"/>
      <style:text-properties officeooo:rsid="002c760f" officeooo:paragraph-rsid="002c760f"/>
    </style:style>
    <style:style style:name="P85" style:family="paragraph" style:parent-style-name="Heading_20_1">
      <style:paragraph-properties fo:break-before="page"/>
      <style:text-properties officeooo:rsid="0031436e" officeooo:paragraph-rsid="0031436e"/>
    </style:style>
    <style:style style:name="P86" style:family="paragraph" style:parent-style-name="Heading_20_2">
      <style:text-properties officeooo:rsid="00114d0c" officeooo:paragraph-rsid="00114d0c"/>
    </style:style>
    <style:style style:name="P87" style:family="paragraph" style:parent-style-name="Heading_20_2">
      <style:text-properties officeooo:rsid="00170b4c" officeooo:paragraph-rsid="00170b4c"/>
    </style:style>
    <style:style style:name="P88" style:family="paragraph" style:parent-style-name="Heading_20_2">
      <style:text-properties officeooo:rsid="0031eb82" officeooo:paragraph-rsid="0031eb82"/>
    </style:style>
    <style:style style:name="P89" style:family="paragraph" style:parent-style-name="Heading_20_2">
      <style:text-properties officeooo:rsid="0032f369" officeooo:paragraph-rsid="0032f369"/>
    </style:style>
    <style:style style:name="P90" style:family="paragraph" style:parent-style-name="Heading_20_2">
      <style:paragraph-properties fo:break-before="page"/>
      <style:text-properties officeooo:rsid="0021615e" officeooo:paragraph-rsid="0021615e"/>
    </style:style>
    <style:style style:name="P91" style:family="paragraph" style:parent-style-name="Heading_20_3">
      <style:text-properties officeooo:rsid="002391b4" officeooo:paragraph-rsid="002391b4"/>
    </style:style>
    <style:style style:name="T1" style:family="text">
      <style:text-properties officeooo:rsid="000ee55c"/>
    </style:style>
    <style:style style:name="T2" style:family="text">
      <style:text-properties officeooo:rsid="00108423"/>
    </style:style>
    <style:style style:name="T3" style:family="text">
      <style:text-properties fo:font-style="italic" style:font-style-asian="italic" style:font-style-complex="italic"/>
    </style:style>
    <style:style style:name="T4" style:family="text">
      <style:text-properties fo:font-style="italic" officeooo:rsid="002391b4" style:font-style-asian="italic" style:font-style-complex="italic"/>
    </style:style>
    <style:style style:name="T5" style:family="text">
      <style:text-properties fo:font-style="italic" officeooo:rsid="002929cc" style:font-style-asian="italic" style:font-style-complex="italic"/>
    </style:style>
    <style:style style:name="T6" style:family="text">
      <style:text-properties fo:font-style="italic" officeooo:rsid="002e4132"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08423" style:font-style-asian="normal" style:font-style-complex="normal"/>
    </style:style>
    <style:style style:name="T9" style:family="text">
      <style:text-properties fo:font-style="normal" officeooo:rsid="001b5752" style:font-style-asian="normal" style:font-style-complex="normal"/>
    </style:style>
    <style:style style:name="T10" style:family="text">
      <style:text-properties fo:font-style="normal" officeooo:rsid="001ef3e2" style:font-style-asian="normal" style:font-style-complex="normal"/>
    </style:style>
    <style:style style:name="T11" style:family="text">
      <style:text-properties fo:font-style="normal" officeooo:rsid="002391b4" style:font-style-asian="normal" style:font-style-complex="normal"/>
    </style:style>
    <style:style style:name="T12" style:family="text">
      <style:text-properties fo:font-style="normal" officeooo:rsid="002822b0" style:font-style-asian="normal" style:font-style-complex="normal"/>
    </style:style>
    <style:style style:name="T13" style:family="text">
      <style:text-properties fo:font-style="normal" officeooo:rsid="0029e3e2" style:font-style-asian="normal" style:font-style-complex="normal"/>
    </style:style>
    <style:style style:name="T14" style:family="text">
      <style:text-properties fo:font-style="normal" officeooo:rsid="002c8dae" style:font-style-asian="normal" style:font-style-complex="normal"/>
    </style:style>
    <style:style style:name="T15" style:family="text">
      <style:text-properties officeooo:rsid="0015ba89"/>
    </style:style>
    <style:style style:name="T16" style:family="text">
      <style:text-properties officeooo:rsid="0015edea"/>
    </style:style>
    <style:style style:name="T17" style:family="text">
      <style:text-properties style:font-name="Liberation Sans"/>
    </style:style>
    <style:style style:name="T18" style:family="text">
      <style:text-properties officeooo:rsid="0018184d"/>
    </style:style>
    <style:style style:name="T19" style:family="text">
      <style:text-properties officeooo:rsid="0021615e"/>
    </style:style>
    <style:style style:name="T20" style:family="text">
      <style:text-properties officeooo:rsid="0021932f"/>
    </style:style>
    <style:style style:name="T21" style:family="text">
      <style:text-properties officeooo:rsid="00222dcb"/>
    </style:style>
    <style:style style:name="T22" style:family="text">
      <style:text-properties officeooo:rsid="002296e4"/>
    </style:style>
    <style:style style:name="T23" style:family="text">
      <style:text-properties officeooo:rsid="002391b4"/>
    </style:style>
    <style:style style:name="T24" style:family="text">
      <style:text-properties style:text-position="super 58%" style:font-size-asian="10.5pt" style:font-weight-asian="normal"/>
    </style:style>
    <style:style style:name="T25" style:family="text">
      <style:text-properties style:text-position="0% 100%" style:font-size-asian="10.5pt" style:font-weight-asian="normal"/>
    </style:style>
    <style:style style:name="T26" style:family="text">
      <style:text-properties officeooo:rsid="002822b0"/>
    </style:style>
    <style:style style:name="T27" style:family="text">
      <style:text-properties officeooo:rsid="002929cc"/>
    </style:style>
    <style:style style:name="T28" style:family="text">
      <style:text-properties officeooo:rsid="0029e3e2"/>
    </style:style>
    <style:style style:name="T29" style:family="text">
      <style:text-properties officeooo:rsid="0029fa44"/>
    </style:style>
    <style:style style:name="T30" style:family="text">
      <style:text-properties officeooo:rsid="002c4b1d"/>
    </style:style>
    <style:style style:name="T31" style:family="text">
      <style:text-properties officeooo:rsid="002c8dae"/>
    </style:style>
    <style:style style:name="T32" style:family="text">
      <style:text-properties officeooo:rsid="002e4132"/>
    </style:style>
    <style:style style:name="T33" style:family="text">
      <style:text-properties officeooo:rsid="003024a6"/>
    </style:style>
    <style:style style:name="T34" style:family="text">
      <style:text-properties officeooo:rsid="0031eb8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span text:style-name="T27">ReserveFund</text:span>Budget User Guide</text:p>
      <text:h text:style-name="P78" text:outline-level="1">The Sectional Title Schemes Management Regulations</text:h>
      <text:p text:style-name="P1">Certain items on a Sectional Title scheme's budget are pretty predictable from year to year. For example, if you know how much was spent on gardening, electricity, managing agent's fees or insurance in one year, it is pretty easy make an educated guess as to the amount that will be spent on the same item in the following year. A first approximation would be to take the amount spent in the most recent financial year and assume that you will spend the same amount increased by the rate of inflation.</text:p>
      <text:p text:style-name="P1">However, a Body Corporate's (BC's) expenses can vary wildly from year to year when certain expensive maintenance needs to be undertaken such as repainting, repaving a driveway or replacing a wall or fence. <text:s/>Unless a BC maintains a healthy reserve fund, these large capital items can result in levies <text:span text:style-name="T21">changing</text:span> <text:span text:style-name="T21">dramatically</text:span> from year to year. In particular, BC's may need to issue special levies which are frequently unpopular with owners.</text:p>
      <text:p text:style-name="P1">The Sectional Title Schemes Management <text:span text:style-name="T27">Regulations</text:span> require that the trustees of a BC prepare:</text:p>
      <text:list xml:id="list5954864807810187134" text:style-name="L1">
        <text:list-item>
          <text:p text:style-name="P56">An administrative budget to cover day-to-day expenses (such as <text:span text:style-name="T1">gardening, </text:span>managing agent fees, electricity and regular repairs and maintenance <text:span text:style-name="T31">like fixing minor plumbing problems or replacing light bulbs</text:span>) <text:span text:style-name="T1">for the following financial year</text:span></text:p>
        </text:list-item>
        <text:list-item>
          <text:p text:style-name="P56">A ma<text:span text:style-name="T27">intenance</text:span> plan and budget that identifies large maintenance work that needs to be undertaken over the next ten years that shows how these large-scale works will be funded <text:span text:style-name="T27">from a reserve fund</text:span>.</text:p>
        </text:list-item>
      </text:list>
      <text:p text:style-name="P2"><text:span text:style-name="T27">T</text:span>he STSM<text:span text:style-name="T27">R</text:span> <text:span text:style-name="T27">specifies that the</text:span> reserve fund <text:span text:style-name="T27">must be maintained separately from the administrative fund</text:span> and <text:span text:style-name="T27">stipulates </text:span>amounts <text:span text:style-name="T27">that </text:span>must be contributed to the reserve fund each year. <text:span text:style-name="T27">The minimum amounts that must be put into the reserve fund annually are significant</text:span>. <text:s/>The following two slightly messy requirements apply (if, on a first reading, you don't understand them, don't worry):</text:p>
      <text:list xml:id="list6254772911513345501" text:style-name="L2">
        <text:list-item>
          <text:p text:style-name="P57">If the amount in the reserve fund is insufficient to cover a full year's administrative costs but more than one quarter of the amount spent on administration, then the BC must ensure that an amount equal to the Repairs &amp; Maintenance line item on the administrative budget must be contributed to the reserve fund.</text:p>
        </text:list-item>
        <text:list-item>
          <text:p text:style-name="P58">If the amount in the reserve fund is less than one quarter of the amount spent on administration, a BC is required to put an amount of, at least, 15% of the total administrative budget into the reserve fund in the next financial year.</text:p>
        </text:list-item>
      </text:list>
      <text:p text:style-name="P21"><text:span text:style-name="T2">T</text:span>he reserve fund would be pointless if a BC was obliged to put money into the fund but could never take the money out again. Fortunately, money can be spent from the reserve fund but only on items in the ten year maintenance plan. For example, a BC may not pay its electricity bill out of the reserve <text:soft-page-break/>fund. If a BC finds that it cannot pay administrative costs (such as its electricity account or its auditing fees), it is obliged to raise a special levy.</text:p>
      <text:p text:style-name="P3">There are a large number of items that can be included on a ten year plan and trying to make educated guesses as to whether the reserve fund will be sufficiently well funded at some distant time to meet is not realistic. Happily, spreadsheets are a great tool for budgeting and checking compliance with, e.g., points 1 and 2 from the STSMR above.</text:p>
      <text:p text:style-name="P3"/>
      <text:h text:style-name="P79" text:outline-level="1"/>
      <text:h text:style-name="P80" text:outline-level="1">The <text:span text:style-name="T5">ReserveFundB</text:span><text:span text:style-name="T3">udget </text:span><text:span text:style-name="T7">Spreadsheet</text:span></text:h>
      <text:p text:style-name="P4"><text:span text:style-name="T8">T</text:span><text:span text:style-name="T7">he Brittany, Tokai Villas trustees created a spreadsheet to help them:</text:span></text:p>
      <text:list xml:id="list2107946186644143957" text:style-name="L3">
        <text:list-item>
          <text:p text:style-name="P59">Identify items that need to be maintained over a ten year period (such as <text:span text:style-name="T22">paint jobs</text:span>, replacing electric fencing, re<text:span text:style-name="T31">surfacing the pool</text:span>, <text:span text:style-name="T22">etc.</text:span>)</text:p>
        </text:list-item>
        <text:list-item>
          <text:p text:style-name="P59">Determine what the impact of these big-ticket items is on the budget and how to prepare budgets that do not see <text:span text:style-name="T22">significant</text:span> fluctuations in levies from year to year.</text:p>
        </text:list-item>
      </text:list>
      <text:p text:style-name="P8">This user guide describes how to use the spreadsheet.</text:p>
      <text:h text:style-name="P86" text:outline-level="2">Real world budgeting</text:h>
      <text:p text:style-name="P4">It's important to be realistic; ten years is a long time period. A spreadsheet is not going to be precisely accurate over one year and the inaccuracies get <text:span text:style-name="T27">worse</text:span> over longer time periods. Some of the problems <text:span text:style-name="T27">with long range budgeting are</text:span>:</text:p>
      <text:list xml:id="list3727108765191771969" text:style-name="L4">
        <text:list-item>
          <text:p text:style-name="P67">Inflation can vary and the spread between the interest earned on the reserve fund can be significantly different from year to year over ten years</text:p>
        </text:list-item>
        <text:list-item>
          <text:p text:style-name="P67">Assumptions about when maintenance work is needed can be wrong; a paint job that was expected to last seven years may be looking shoddy after six</text:p>
        </text:list-item>
        <text:list-item>
          <text:p text:style-name="P68">Events that were assumed to have no realistic chance of happening may come to pass</text:p>
        </text:list-item>
      </text:list>
      <text:p text:style-name="P5">The intellectually lazy might then assume that preparing a ten year plan is a waste of time. If that's your point of view, you should stop reading now. Budgeting can highlight potential problems without <text:span text:style-name="T22">being</text:span> 100% accurate.</text:p>
      <text:p text:style-name="P8"/>
      <text:h text:style-name="P81" text:outline-level="1">The Structure of the Spreadsheet</text:h>
      <text:p text:style-name="P6">The spreadsheet consists of <text:span text:style-name="T15">six</text:span> <text:span text:style-name="T3">worksheets:</text:span></text:p>
      <text:list xml:id="list4216499496628695079" text:style-name="L5">
        <text:list-item>
          <text:p text:style-name="P60">An “About” worksheet that includes a copyright notice and a disclaimer</text:p>
        </text:list-item>
        <text:list-item>
          <text:p text:style-name="P60">A “Current Financials” worksheet that captures details from the previous year's (hopefully audited) financial statements and important details from the administrative budget</text:p>
        </text:list-item>
        <text:list-item>
          <text:p text:style-name="P60">A worksheet that captures items that need to be maintained over the next ten years (e.g. painting<text:span text:style-name="T22">)</text:span> or high capital <text:span text:style-name="T22">purchases</text:span> (e.g. <text:span text:style-name="T31">a new irrigation system</text:span>)</text:p>
        </text:list-item>
        <text:list-item>
          <text:p text:style-name="P61">A worksheet that gives an assessment of the current health of the reserves and a naive recommendation of the amount by which the levies should be increased (or decreased) over the previous year. This recommendation can serve as a starting point for your planning.</text:p>
        </text:list-item>
        <text:list-item>
          <text:p text:style-name="P60">A “Planning and Projections” worksheet to determine year on year changes over the ten year period to help ensure that the reserves of the BC are sufficient to cover the expenses for each year and to ensure that the amount in the reserve fund is <text:span text:style-name="T31">always </text:span>compliant with the STSMR.</text:p>
        </text:list-item>
        <text:list-item>
          <text:p text:style-name="P60">A “Summary” sheet that describes the impact of the ten year plan <text:span text:style-name="T31">for the immediate</text:span> financial year.</text:p>
        </text:list-item>
      </text:list>
      <text:p text:style-name="P7"/>
      <text:p text:style-name="P7">The next sections work through two example spreadsheets for planning. The examples make the same assumptions about the initial state of a BC but differ in the formality of the ten year plan. The first example uses somewhat informal planning while the second uses a checklist of items to budget for.</text:p>
      <text:p text:style-name="P7"/>
      <text:h text:style-name="P82" text:outline-level="1">Disclaimers <text:span text:style-name="T16">and Other Legal Stuff</text:span></text:h>
      <text:p text:style-name="P22">The STSMR is a legal document and the creators of this spreadsheet are not lawyers. We have, however, tried to interpret the regulations correctly and reasonably.</text:p>
      <text:p text:style-name="P22">It should be noted that Section 2 of the STSMR specifies minimum amounts that must be contributed annually to the reserve fund. However, Section 22(2) has a formula that stipulates how to calculate an annual amount that must be contributed to the reserve fund. Given a precise formula, it seems redundant to include a formula for the “minimum” amount to be contributed. We describe how we try to reconcile the formulas of Sections 2 and 22 in the worked examples in this guide. However it is your responsibility to ensure that the budgeted amount to be contributed to the reserve fund for your own scheme is reasonable.</text:p>
      <text:p text:style-name="P23">A maintenance plan involves more than just calculations. You should prepare a text document that justifies the assumptions that you make in your budgeting <text:span text:style-name="T27">and spreadsheet.</text:span></text:p>
      <text:p text:style-name="P23">This spreadsheet is software and software <text:span text:style-name="T31">inevitably </text:span>has bugs. Note that the GNU Public License under which this software is made freely available includes this disclaimer:</text:p>
      <text:p text:style-name="P23"><text:s text:c="4"/><text:span text:style-name="T17">This program is distributed in the hope that it will be useful,</text:span></text:p>
      <text:p text:style-name="P24"><text:s text:c="4"/>but WITHOUT ANY WARRANTY; without even the implied warranty of</text:p>
      <text:p text:style-name="P24"><text:s text:c="4"/>MERCHANTABILITY or FITNESS FOR A PARTICULAR PURPOSE. <text:s/>See the</text:p>
      <text:p text:style-name="P24"><text:s text:c="4"/>GNU General Public License for more details.</text:p>
      <text:p text:style-name="P26"/>
      <text:p text:style-name="P26">This software is copyrighted. You may distribute budgets using this spreadsheet but do not remove the worksheet that contains the copyright notice.</text:p>
      <text:p text:style-name="P26"/>
      <text:h text:style-name="P83" text:outline-level="1">Example Spreadsheets</text:h>
      <text:p text:style-name="P28">This section considers two fictitious Sectional Title Schemes: The Acme Body Corporate (ABC) and the Zenith Body Corporate (ZBC).</text:p>
      <text:p text:style-name="P28">The first example is some what simpler and the second takes a more formal approach. The spreadsheets are found in the examples folder.</text:p>
      <text:h text:style-name="P87" text:outline-level="2">Example 1: <text:span text:style-name="T19">The Acme Body Corporate</text:span></text:h>
      <text:p text:style-name="P28"><text:span text:style-name="T31">The </text:span>ABC have prepared their 2017/2018 administrative budget in which they've identified how much money they need to cover the day-to-day running costs of their scheme. The table below shows the results</text:p>
      <table:table table:name="ABCAdministrativeBudget" table:style-name="ABCAdministrativeBudget">
        <table:table-column table:style-name="ABCAdministrativeBudget.A"/>
        <table:table-column table:style-name="ABCAdministrativeBudget.B"/>
        <table:table-header-rows>
          <table:table-row>
            <table:table-cell table:style-name="ABCAdministrativeBudget.A1">
              <text:p text:style-name="P54"/>
            </table:table-cell>
            <table:table-cell table:style-name="ABCAdministrativeBudget.A1" office:value-type="float" office:value="0">
              <text:p text:style-name="P55">Amount</text:p>
            </table:table-cell>
          </table:table-row>
        </table:table-header-rows>
        <table:table-row>
          <table:table-cell table:style-name="ABCAdministrativeBudget.A2" office:value-type="float" office:value="0">
            <text:p text:style-name="P52">Repairs &amp; Maintena<text:span text:style-name="T18">n</text:span>ce</text:p>
          </table:table-cell>
          <table:table-cell table:style-name="ABCAdministrativeBudget.B2" office:value-type="string">
            <text:p text:style-name="P52">R130 000</text:p>
          </table:table-cell>
        </table:table-row>
        <table:table-row>
          <table:table-cell table:style-name="ABCAdministrativeBudget.A2" office:value-type="float" office:value="0">
            <text:p text:style-name="P52">Managing agent fees</text:p>
          </table:table-cell>
          <table:table-cell table:style-name="ABCAdministrativeBudget.B3" office:value-type="string">
            <text:p text:style-name="P52">R<text:span text:style-name="T18">73</text:span> 000</text:p>
          </table:table-cell>
        </table:table-row>
        <table:table-row>
          <table:table-cell table:style-name="ABCAdministrativeBudget.A2" office:value-type="float" office:value="0">
            <text:p text:style-name="P52">Gardening <text:span text:style-name="T18">contract</text:span></text:p>
          </table:table-cell>
          <table:table-cell table:style-name="ABCAdministrativeBudget.B4" office:value-type="string">
            <text:p text:style-name="P52">R170 000</text:p>
          </table:table-cell>
        </table:table-row>
        <table:table-row>
          <table:table-cell table:style-name="ABCAdministrativeBudget.A2" office:value-type="float" office:value="0">
            <text:p text:style-name="P53">Utilities</text:p>
          </table:table-cell>
          <table:table-cell table:style-name="ABCAdministrativeBudget.B5" office:value-type="string">
            <text:p text:style-name="P53">R135 000</text:p>
          </table:table-cell>
        </table:table-row>
        <table:table-row>
          <table:table-cell table:style-name="ABCAdministrativeBudget.A2" office:value-type="float" office:value="0">
            <text:p text:style-name="P53">Legal fees</text:p>
          </table:table-cell>
          <table:table-cell table:style-name="ABCAdministrativeBudget.B6" office:value-type="string">
            <text:p text:style-name="P53">R6 000</text:p>
          </table:table-cell>
        </table:table-row>
        <table:table-row>
          <table:table-cell table:style-name="ABCAdministrativeBudget.A2" office:value-type="float" office:value="0">
            <text:p text:style-name="P53">Security</text:p>
          </table:table-cell>
          <table:table-cell table:style-name="ABCAdministrativeBudget.B7" office:value-type="string">
            <text:p text:style-name="P53">R170 000</text:p>
          </table:table-cell>
        </table:table-row>
        <table:table-row>
          <table:table-cell table:style-name="ABCAdministrativeBudget.A2" office:value-type="float" office:value="0">
            <text:p text:style-name="P53">Auditors' fees</text:p>
          </table:table-cell>
          <table:table-cell table:style-name="ABCAdministrativeBudget.B8" office:value-type="string">
            <text:p text:style-name="P53">R16 000</text:p>
          </table:table-cell>
        </table:table-row>
        <table:table-row>
          <table:table-cell table:style-name="ABCAdministrativeBudget.A2" office:value-type="float" office:value="0">
            <text:p text:style-name="P53">Insurance</text:p>
          </table:table-cell>
          <table:table-cell table:style-name="ABCAdministrativeBudget.B9" office:value-type="string">
            <text:p text:style-name="P53">R70 000</text:p>
          </table:table-cell>
        </table:table-row>
        <table:table-row>
          <table:table-cell table:style-name="ABCAdministrativeBudget.A2" office:value-type="float" office:value="0">
            <text:p text:style-name="P53">Gardener and Caretaker salaries</text:p>
          </table:table-cell>
          <table:table-cell table:style-name="ABCAdministrativeBudget.B10" office:value-type="string">
            <text:p text:style-name="P53">R190 000</text:p>
          </table:table-cell>
        </table:table-row>
        <table:table-row>
          <table:table-cell table:style-name="ABCAdministrativeBudget.A11" office:value-type="float" office:value="0">
            <text:p text:style-name="P53">Total</text:p>
          </table:table-cell>
          <table:table-cell table:style-name="ABCAdministrativeBudget.B11" office:value-type="string">
            <text:p text:style-name="P53">R960 000</text:p>
          </table:table-cell>
        </table:table-row>
      </table:table>
      <text:p text:style-name="P28"/>
      <text:p text:style-name="P29"><text:span text:style-name="T31">The </text:span>ABC have also sent off their financial statements for the previous financial year (2016/17) to their auditors. The previous year, ABC's total budget was R1,000,000 and their administration costs came to R900,000. So the difference between the R1,000,000 gathered on levies and the R900,000 paid for various services was put into their reserve/contingency/management fund. <text:span text:style-name="T31">We'll assume that ABC's reserve fund</text:span> R550,000 <text:span text:style-name="T31">in it at the start of the year</text:span>.</text:p>
      <text:p text:style-name="P29">ABC's trustees now want to prepare a management budget. The data that they need are:</text:p>
      <text:list xml:id="list6415649458016672697" text:style-name="L6">
        <text:list-item>
          <text:p text:style-name="P69">The previous year's administrative costs (R900,000)</text:p>
        </text:list-item>
        <text:list-item>
          <text:p text:style-name="P69">The current year's total administrative budge<text:span text:style-name="T28">t</text:span> (R960,000)</text:p>
        </text:list-item>
        <text:list-item>
          <text:p text:style-name="P69">The amount budgeted for Repairs &amp; Maintenance (R130,000)</text:p>
        </text:list-item>
        <text:list-item>
          <text:p text:style-name="P69">The amount in the reserve fund at the start of the year (R550,000)</text:p>
        </text:list-item>
        <text:list-item>
          <text:p text:style-name="P69">An educated guess as to inflation (7%)</text:p>
        </text:list-item>
        <text:list-item>
          <text:p text:style-name="P69">The interest rate applicable to the account in which they keep their reserve funds (5%)</text:p>
        </text:list-item>
      </text:list>
      <text:p text:style-name="P29">If you open the <text:span text:style-name="T3">example1.ods</text:span> spreadsheet and click on the “Current Financials” worksheet, you'll see <text:soft-page-break/>the above data captured.</text:p>
      <text:p text:style-name="P29"><draw:frame draw:style-name="fr1" draw:name="Image1" text:anchor-type="paragraph" svg:width="6.0626in" svg:height="2.0311in" draw:z-index="0"><draw:image xlink:href="Pictures/1000000000000246000000C3280760ACD995CBB3.png" xlink:type="simple" xlink:show="embed" xlink:actuate="onLoad"/></draw:frame></text:p>
      <text:p text:style-name="P30">The actual planning now needs to start. The trustees have identified five expensive maintenance items that need to <text:span text:style-name="T28">be repaired, maintained or replaced over</text:span> the next ten years (2018-2027):</text:p>
      <text:list xml:id="list1318448467645113082" text:style-name="L7">
        <text:list-item>
          <text:p text:style-name="P70">The electric fence is beginning to look tatty and will need to be replaced. They've obtained a quote of R70,000 if it were done immediately. The trustees figure that the work can wait until 2019 (although, with inflation, it will cost more than R70,000 in <text:span text:style-name="T3">nominal</text:span><text:span text:style-name="T7"> terms then)</text:span></text:p>
        </text:list-item>
        <text:list-item>
          <text:p text:style-name="P62">The walls of the complex are repainted every seven years and the next job will be in 2020 (and another in 2027). They estimate that currently (in 2018 Rand terms), it w<text:span text:style-name="T28">ill</text:span> cost R750,000.</text:p>
        </text:list-item>
        <text:list-item>
          <text:p text:style-name="P62">The irrigation system will be 20 years old in 2025 and they believe it should be replaced. An estimate of R80,000 in 2018 Rand term seems reasonable to them.</text:p>
        </text:list-item>
        <text:list-item>
          <text:p text:style-name="P62">ABC's caretaker tells them that the gutters and downpipes need replacing and <text:span text:style-name="T28">sh</text:span>ould cost about R250,000. The trustees decide that maintenance work can be held over until 2021.</text:p>
        </text:list-item>
        <text:list-item>
          <text:p text:style-name="P62">Finally, woodwork and metalwork needs to be repainted every four years with the next round of repainting in the current financial year at a cost of R280,000. The exercise will be repeated in 2022 and 2026.</text:p>
        </text:list-item>
      </text:list>
      <text:p text:style-name="P9">ABC's trustees capture their maintenance budget items in the “Ten Year Plan' worksheet.</text:p>
      <text:p text:style-name="P9"><draw:frame draw:style-name="fr2" draw:name="Image2" text:anchor-type="paragraph" svg:width="6.9252in" svg:height="1.2272in" draw:z-index="1"><draw:image xlink:href="Pictures/10000000000003050000008955C92A8F777D3662.png" xlink:type="simple" xlink:show="embed" xlink:actuate="onLoad"/></draw:frame></text:p>
      <text:p text:style-name="P10">Note the step values of 7 and 4 for the repainting items above.</text:p>
      <text:p text:style-name="P10">If you scroll over further right on the same spreadsheet, you'll see the same data captured on a year-by-year basis after applying the assumed rate of inflation.</text:p>
      <text:p text:style-name="P10"><draw:frame draw:style-name="fr3" draw:name="Image3" text:anchor-type="paragraph" svg:width="6.9252in" svg:height="1.1547in" draw:z-index="2"><draw:image xlink:href="Pictures/10000000000003410000008BA02D2F271724B10B.png" xlink:type="simple" xlink:show="embed" xlink:actuate="onLoad"/></draw:frame><text:soft-page-break/></text:p>
      <text:p text:style-name="P10">So, for example, it's estimated that repainting the woodwork in 2026 will cos<text:span text:style-name="T29">t</text:span> R481,000 and the 2020 paint job is estimated to cost R859,000 <text:span text:style-name="T31">when we take inflation into account</text:span>.</text:p>
      <text:p text:style-name="P10">Initially that R550,000 in the reserve fund may have looked healthy but with the expenses in 2018, 2019 and the very expensive maintenance work in 2020, it no longer looks so good.</text:p>
      <text:p text:style-name="P10">Clicking on the “Current Year Planner” worksheet is depressing.</text:p>
      <text:p text:style-name="P10"><draw:frame draw:style-name="fr1" draw:name="Image4" text:anchor-type="paragraph" svg:width="4.7083in" svg:height="1.4374in" draw:z-index="3"><draw:image xlink:href="Pictures/10000000000001C10000007D1938B7DAF57295FA.png" xlink:type="simple" xlink:show="embed" xlink:actuate="onLoad"/></draw:frame></text:p>
      <text:p text:style-name="P10"/>
      <text:p text:style-name="P9"/>
      <text:p text:style-name="P9"/>
      <text:p text:style-name="P9"/>
      <text:p text:style-name="P31"><text:span text:style-name="T7">What the above is saying is that </text:span><text:span text:style-name="T14">the </text:span><text:span text:style-name="T7">ABC should have had R1,167,000 in reserves rather than R550,000. Using a formula from Section 22(2) of the STSMR, the spreadsheet suggests that the 2017/18 budget </text:span><text:span text:style-name="T13">should </text:span><text:span text:style-name="T7">be increased by 44.2% in real terms over the 2016/17 budget. Since inflation is running at 7%, this translates to a 51.2% increase in the budget. The result is that the trustees will be crucified at ABC's AGM when they announce that the levies for 2017/2018 are going up by </text:span><text:span text:style-name="T9">more than </text:span><text:span text:style-name="T7">5</text:span><text:span text:style-name="T9">0</text:span><text:span text:style-name="T7">%. Fortunately, we can probably ignore that recommendation except to use it as a starting point in determining how to get ABC's finances into a healthier state.</text:span></text:p>
      <text:p text:style-name="P11">If a scheme has been managing its finances prudently, the budget (and levies) should increase approximately in line with the general rate of inflation. The “Planning and Projections” worksheet makes the <text:span text:style-name="T31">initial </text:span>assumption that over the next ten years, the budget should increase only in line with the assumed rate of inflation. <text:span text:style-name="T31">That assumption doesn't work out well here and t</text:span>here's a sea of red for ABC's projected financial state in the next image.</text:p>
      <text:p text:style-name="P11"><draw:frame draw:style-name="fr3" draw:name="Image5" text:anchor-type="paragraph" svg:width="6.9252in" svg:height="1.4638in" draw:z-index="4"><draw:image xlink:href="Pictures/10000000000004DE0000010334C6EBFD070CDD66.png" xlink:type="simple" xlink:show="embed" xlink:actuate="onLoad"/></draw:frame></text:p>
      <text:p text:style-name="P11"><text:soft-page-break/>From 2020 to 2027, ABC's reserve fund is “NOT OK” since the balance is negative and the scheme is bankrupt.</text:p>
      <text:p text:style-name="P11">The spreadsheet is also complaining from 2018 to 2027 about the amount being contributed to the reserve fund. Initially, from 2018 to 2020, we see a “NOT OK1” warning. This warning means that the amount being contributed to the reserve fund is less than the amount being spent on Repairs &amp; Maintenance. As the financial situation deteriorates the warning changes to “NOT OK2”. The STSMR requires that scheme's with inadequately funded reserves must put an amount greater than or equal to 15% of their overall administrative budget <text:span text:style-name="T28">into the reserve fund</text:span>. This budget would, from 2021, be failing to meet that legal requirement.</text:p>
      <text:p text:style-name="P32"><text:span text:style-name="T7">The spreadsheet recommended on the previous worksheet that </text:span><text:span text:style-name="T14">the </text:span><text:span text:style-name="T7">ABC increase their budget by 44.2% (in real terms). </text:span><text:span text:style-name="T10">Let's see what happens if we do what the computer tells us to do.</text:span></text:p>
      <text:p text:style-name="P12"><draw:frame draw:style-name="fr2" draw:name="Image6" text:anchor-type="paragraph" svg:width="6.9252in" svg:height="1.2335in" draw:z-index="5"><draw:image xlink:href="Pictures/10000000000004D8000001069FF3AC38A146EC30.png" xlink:type="simple" xlink:show="embed" xlink:actuate="onLoad"/></draw:frame></text:p>
      <text:p text:style-name="P14">All the red disappears, so things are looking better in most respects. One problem, though, is going to be the angry hordes at the AGM. A second problem is that we have increased the budget (and levies) to solve an immediate problem. If we maintain the budget at this rate, we are going to be continuing to be <text:span text:style-name="T31">throwing</text:span> more and more money into the reserve fund. Looking at the column for 2027, we see that the spreadsheet (with excessive precision) predicts that by 2027 the amount in the reserve fund will be sufficient to cover 39.5 months (more than three years) of operating costs. </text:p>
      <text:p text:style-name="P14"><text:span text:style-name="T28">Since the interest earned is less than the rate of inflation, very large reserves will have their value eroded by inflation. It is possible to have too much money in a reserve fund. </text:span>Let's try fixing that problem by reducing the budget in 2019. If we reduce the budget in 2019 by 25% in real terms (18% in nominal terms excluding inflation), we get a plan that looks pretty good.</text:p>
      <text:p text:style-name="P13"><draw:frame draw:style-name="fr2" draw:name="Image7" text:anchor-type="paragraph" svg:width="6.9252in" svg:height="1.372in" draw:z-index="6"><draw:image xlink:href="Pictures/10000000000004D8000001050B8AF640E561F532.png" xlink:type="simple" xlink:show="embed" xlink:actuate="onLoad"/></draw:frame></text:p>
      <text:p text:style-name="P13">There are warnings that in 2022 and 2027, the amount in the reserve fund will be “low”. That warning means that the reserves are insufficient to cover three months' administrative costs but the projections don't look too bad on the whole. Unfortunately, the current trustees will probably be harangued for <text:soft-page-break/>hiking the levies dramatically while the next group of trustees will be praised for the financial acuity when they lower levies by 18% but still manage to present a balanced budget.</text:p>
      <text:p text:style-name="P13">Rather than dramatically hiking levies and then slashing them, we should try to find a position with moderate increases over one or more years. If we increase the budget by 16% in real terms, the projection is that over the next ten years, things should be OK.</text:p>
      <text:p text:style-name="P13"><draw:frame draw:style-name="fr4" draw:name="Image8" text:anchor-type="paragraph" svg:width="6.9252in" svg:height="1.3665in" draw:z-index="11"><draw:image xlink:href="Pictures/10000000000004D6000001077534DA5EAE680BB1.png" xlink:type="simple" xlink:show="embed" xlink:actuate="onLoad"/></draw:frame></text:p>
      <text:p text:style-name="P15">That 16% increase translates into a 23% levy increase in nominal terms. If the trustees aren't comfortable with such an increase in one go, they could investigate whether staggered increases over two or three years might work to get ABC into a sustainable position.</text:p>
      <text:p text:style-name="P15">For example, a 10% (17% nominal) increase in 2018 followed by 6% (13% nominal) and 4% (11% nominal) increases in 2019 and 2020 would see the scheme able to meet the expense of the major repainting exercise in 2020.</text:p>
      <text:p text:style-name="P15"><draw:frame draw:style-name="fr2" draw:name="Image9" text:anchor-type="paragraph" svg:width="6.9252in" svg:height="1.372in" draw:z-index="7"><draw:image xlink:href="Pictures/10000000000004D80000010170E1984869B0DEF4.png" xlink:type="simple" xlink:show="embed" xlink:actuate="onLoad"/></draw:frame></text:p>
      <text:p text:style-name="P16"/>
      <text:p text:style-name="P34"><text:span text:style-name="T7">That seems like a much more sensible bit of budgeting than the computer's suggestion that ABC hike levies by 51.2% in 2017/18. Why did </text:span><text:span text:style-name="T14">the spreadsheet</text:span><text:span text:style-name="T7"> recommend that? The answer is in the final worksheet which summarizes the most important points of the 2017/18 budget</text:span><text:span text:style-name="T12">.</text:span></text:p>
      <text:p text:style-name="P18"/>
      <text:p text:style-name="P15"><draw:frame draw:style-name="fr4" draw:name="Image10" text:anchor-type="paragraph" svg:width="4.2709in" svg:height="3.3228in" draw:z-index="8"><draw:image xlink:href="Pictures/10000000000001A200000156C12467AC74AB62FA.png" xlink:type="simple" xlink:show="embed" xlink:actuate="onLoad"/></draw:frame><text:soft-page-break/></text:p>
      <text:p text:style-name="P10"/>
      <text:p text:style-name="P10"/>
      <text:p text:style-name="P10"/>
      <text:p text:style-name="P9"/>
      <text:p text:style-name="P9"/>
      <text:p text:style-name="P27"/>
      <text:p text:style-name="P27"/>
      <text:p text:style-name="P27"/>
      <text:p text:style-name="P27"/>
      <text:p text:style-name="P27"/>
      <text:p text:style-name="P33">Note that at the start of the financial year, ABC's reserve fund was 52.9% less than <text:span text:style-name="T28">an ideal value</text:span>. By increasing levies by only <text:span text:style-name="T26">a nominal </text:span>17%, at the end of the financial year the amount in the reserve fund will still be less than <text:span text:style-name="T28">an</text:span> ideal value <text:span text:style-name="T26">by 41.6%</text:span>. <text:span text:style-name="T26">If the trustees had hiked levies by 51.2% the BC would have had the recommended amount in the reserve fund at the end of the year. </text:span></text:p>
      <text:p text:style-name="P33">Section 22(2) of the STSMR has a simpl<text:span text:style-name="T26">e </text:span>formula for calculating how much should be contributed <text:span text:style-name="T19">to the reserve fund. Evaluating the formula as used in the spreadsheet would have got the reserves to the recommended value in a single year. However, it's not clear that it should be necessary for a BC to get to a fully funded reserve in one year since the STSMR also specifies the minimum amount to be contributed to the reserve fund. The ABC trustees can probably get their scheme healthy by staggered increases as long as:</text:span></text:p>
      <text:list xml:id="list2769306553773704761" text:style-name="L8">
        <text:list-item>
          <text:p text:style-name="P71">They contribute at least the minimum amounts to the reserve fund required by Section 2 of the STSMR and</text:p>
        </text:list-item>
        <text:list-item>
          <text:p text:style-name="P71">They inform the BC when presenting the budget that there will be future levy increases above the inflation rate <text:span text:style-name="T28">and have a plausible plan to get into compliance in a reasonable number of years</text:span></text:p>
        </text:list-item>
      </text:list>
      <text:p text:style-name="P35">Section 22(4) of the STSMR requires</text:p>
      <text:p text:style-name="P50">“The trustees must report the extent to which the approved</text:p>
      <text:p text:style-name="P50">maintenance, repair and replacement plan has been implemented to each annual</text:p>
      <text:p text:style-name="P50">general meeting.”</text:p>
      <text:p text:style-name="P51"/>
      <text:p text:style-name="P51">It would seem that the trustees could legitimately explain that a BC will need to have levy (and budget) <text:soft-page-break/>increases above inflation to implement the “approved maintenance, repair and replacement plan”. <text:span text:style-name="T20">In the example here, the difference between the actual and ideal amounts in the reserve fund was reduced significantly from a 52.9% shortfall at the start of the year to a 41.6% shortfall by the end of the year. In particular, the trustees could indicate that levy increases of 6% and 4% above inflation in the next two years might be sufficient to ensure the financial sustainability of the scheme.</text:span></text:p>
      <text:p text:style-name="P51">That concludes Example 1 which had a somewhat simplistic maintenance plan with only five items. The second example is more detailed <text:span text:style-name="T31">(it contains six items)</text:span>.</text:p>
      <text:p text:style-name="P51"/>
      <text:h text:style-name="P90" text:outline-level="2">Example 2: The Zenith Body Corporate</text:h>
      <text:p text:style-name="P35">T<text:span text:style-name="T23">he financial state of the Zenith Body Corporate is identical to that of the Acme Body Corporate and is captured in the </text:span><text:span text:style-name="T4">example2.ods </text:span><text:span text:style-name="T11">spreadsheet.</text:span></text:p>
      <text:h text:style-name="P91" text:outline-level="3">Drawing up a Ten Year Plan</text:h>
      <text:p text:style-name="P36">The trustees of ZBC look at the STSMR and see that the STSMR breaks down “major capital items” into eleven categories:</text:p>
      <text:list xml:id="list1674923051368739072" text:style-name="L9">
        <text:list-item>
          <text:p text:style-name="P72">Wiring, lighting and electrical systems</text:p>
        </text:list-item>
        <text:list-item>
          <text:p text:style-name="P72">Plumbing, drainage and storm-water systems</text:p>
        </text:list-item>
        <text:list-item>
          <text:p text:style-name="P72">Interior and exterior painting and waterproofing</text:p>
        </text:list-item>
        <text:list-item>
          <text:p text:style-name="P72">Parking facilities, roadways and paved areas</text:p>
        </text:list-item>
        <text:list-item>
          <text:p text:style-name="P72">Security systems and facilities</text:p>
        </text:list-item>
        <text:list-item>
          <text:p text:style-name="P72">Community and recreational facilities</text:p>
        </text:list-item>
        <text:list-item>
          <text:p text:style-name="P72">Communication and service supply systems</text:p>
        </text:list-item>
        <text:list-item>
          <text:p text:style-name="P72">Lifts</text:p>
        </text:list-item>
        <text:list-item>
          <text:p text:style-name="P72">Carpeting and furnishings</text:p>
        </text:list-item>
        <text:list-item>
          <text:p text:style-name="P72">Roofing</text:p>
        </text:list-item>
        <text:list-item>
          <text:p text:style-name="P73">Heating and cooling facilities</text:p>
        </text:list-item>
      </text:list>
      <text:p text:style-name="P37"/>
      <text:p text:style-name="P38">Like the trustees of the Acme Body Corporate, ZBC's trustees identify that the complex needs to be repainted every few years, that the gutters, electric fence and irrigation system need to be replaced. As they go down the checklist, they get to the “Community and recreational facilities” heading and realize that they have a swimming pool that periodically needs to be resurfaced.</text:p>
      <text:p text:style-name="P38">The ZBC trustees check their records and see that the swimming pool was last resurfaced <text:span text:style-name="T33">in 2009 </text:span>at a cost of R26,000. <text:span text:style-name="T33">P</text:span>ool resurfacing typically lasts about ten years <text:span text:style-name="T33">and</text:span> the <text:span text:style-name="T33">trustees</text:span> decide that they should assume that the pool may need to be resurfaced in 2019. Since nine years have elapsed since the last reurfacing, the<text:span text:style-name="T33">y</text:span> calculate that the cost of resurfacing it now <text:span text:style-name="T33">(in 2018) </text:span>would come to R26000 x (1.07)<text:span text:style-name="T24">9</text:span><text:span text:style-name="T25"> = R49,000. The multiplying factor of 1.07 comes from their assumption that inflation has averaged 7% over the last nine years.</text:span></text:p>
      <text:p text:style-name="P40">The resultant plan and estimated costs are shown.</text:p>
      <text:p text:style-name="P39"><draw:frame draw:style-name="fr3" draw:name="Image11" text:anchor-type="paragraph" svg:width="6.9252in" svg:height="3.4453in" draw:z-index="9"><draw:image xlink:href="Pictures/10000000000003200000018ECBA80AFB93C57680.png" xlink:type="simple" xlink:show="embed" xlink:actuate="onLoad"/></draw:frame><text:soft-page-break/></text:p>
      <text:p text:style-name="P41">Opening the “Current Year Planner” of the <text:span text:style-name="T3">example2.ods</text:span><text:span text:style-name="T7"> spreadsheet shows that ZBC should have had R1,206,200 in its reserve fund and the actual reserves of R550,000 represent a shortfall of 54.6%. To get its reserves up to the recommended level in one year requires a real 46.6% (nominal 53.6%) increase in the budget over the previous year.</text:span></text:p>
      <text:p text:style-name="P17"><draw:frame draw:style-name="fr1" draw:name="Image12" text:anchor-type="paragraph" svg:width="4.7291in" svg:height="1.302in" draw:z-index="10"><draw:image xlink:href="Pictures/10000000000001C60000007D8B4FC8313EB902C1.png" xlink:type="simple" xlink:show="embed" xlink:actuate="onLoad"/></draw:frame></text:p>
      <text:p text:style-name="P17"/>
      <text:p text:style-name="P17"/>
      <text:p text:style-name="P17"/>
      <text:p text:style-name="P17"/>
      <text:p text:style-name="P19">If the ZBC were hoping to get away with budget increases that are limited to the rate of inflation, they're going to be disappointed as the next projection shows. Warnings about the contributions to the reserve fund are generated right from the start and by 2020 the scheme is bankrupt.</text:p>
      <text:p text:style-name="P19"><draw:frame draw:style-name="fr2" draw:name="Image13" text:anchor-type="paragraph" svg:width="6.9252in" svg:height="1.4646in" draw:z-index="12"><draw:image xlink:href="Pictures/10000000000004E0000001089D8278D8C595F991.png" xlink:type="simple" xlink:show="embed" xlink:actuate="onLoad"/></draw:frame></text:p>
      <text:p text:style-name="P19">The nominal 53.6% increase recommended on the “Current Year Planner” doesn't seem like something <text:soft-page-break/>that the trustees will be able to sell to the other members of the Body Corporate. The trustees note that the immediate problem is the paint job in the 2020 financial year and decide to try to stagger the increases evenly over the next three financial years. The projection is that real increases of 9%, 8% and 8% from 2018 to 2020 should be a financially acceptable solution/</text:p>
      <text:p text:style-name="P19"><draw:frame draw:style-name="fr2" draw:name="Image14" text:anchor-type="paragraph" svg:width="6.9252in" svg:height="1.4528in" draw:z-index="13"><draw:image xlink:href="Pictures/10000000000004DC00000105B840F669C9AA2E09.png" xlink:type="simple" xlink:show="embed" xlink:actuate="onLoad"/></draw:frame></text:p>
      <text:p text:style-name="P19">On closer examination, the trustees notice that, even though are no warnings, the proposed budgeting won't work for them. They want to repaint in the first few months of the 2020 financial year. At the start of the financial year they will have reserves of only R706,619 (or thereabouts since projections are imperfect) while the paint job will cost a projected R858,675. Looking at the “Additional months of fund contributions needed for current year”, they see that it will take 4 months (or 4.2 according to the excessively precise predictions of the spreadsheet) before their reserves will be adequate to cover the full year's expenses. The trustees decide that they should aim for two equal levy increases in 2018 and 2019 so that the value of the “ Additional months of fund contributions needed for current year” comes to <text:span text:style-name="T30">zero</text:span>. <text:span text:style-name="T30">Two real increases of 13% (i.e. nominal increases of 20%) should satisfy their requirements.</text:span></text:p>
      <text:p text:style-name="P19"><draw:frame draw:style-name="fr2" draw:name="Image15" text:anchor-type="paragraph" svg:width="6.9252in" svg:height="1.4571in" draw:z-index="14"><draw:image xlink:href="Pictures/10000000000004D800000105A440B790B8EF2FCD.png" xlink:type="simple" xlink:show="embed" xlink:actuate="onLoad"/></draw:frame></text:p>
      <text:p text:style-name="P20">That's probably the least unpalatable solution that the trustees can impose on the owners.</text:p>
      <text:p text:style-name="P20">Finally, the import<text:span text:style-name="T33">ant</text:span> points of the budget <text:span text:style-name="T33">for the immediate year </text:span>are summarized <text:span text:style-name="T33">with</text:span> levies going by 20% and the shortfall in the reserves <text:span text:style-name="T33">dropping</text:span> from R656,200 at the start of the year to R352,282 by the end of the year. Despite undertaking some expensive maintenance work during the year, the reserves should only drop by about 2.6% by the end of the year.</text:p>
      <text:p text:style-name="P20"><draw:frame draw:style-name="fr4" draw:name="Image16" text:anchor-type="paragraph" svg:width="4.2083in" svg:height="3.2291in" draw:z-index="15"><draw:image xlink:href="Pictures/100000000000019900000155D018863756D9D6C4.pn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20">There are other experiments that the trustees could play around with:</text:p>
      <text:list xml:id="list581042260622846294" text:style-name="L10">
        <text:list-item>
          <text:p text:style-name="P63">What happens if the pool resurfacing needs to take place in 2018 instead of 2019?</text:p>
        </text:list-item>
        <text:list-item>
          <text:p text:style-name="P64">How much can they reduce the levies by if the pool resurfacing is never needed?</text:p>
        </text:list-item>
        <text:list-item>
          <text:p text:style-name="P63">What happens if the paint job in 2020 costs R1 million instead of R860,000?</text:p>
        </text:list-item>
        <text:list-item>
          <text:p text:style-name="P63">What happens if the paint job carried out in 2020 lasts only for six years instead of seven and the next wall repainting needs to move forward from 2027 to 2026?</text:p>
        </text:list-item>
      </text:list>
      <text:p text:style-name="P20"/>
      <text:p text:style-name="P20">The spreadsheet can give answers to all those questions and others. Obviously the answers are absurdly precise but they hopefully resemble reality and can give the trustees some confidence that the BC is budgeting prudently.</text:p>
      <text:p text:style-name="P20"><text:line-break/></text:p>
      <text:h text:style-name="P84" text:outline-level="1">Preparing your own Reserve Fund Spreadsheet</text:h>
      <text:p text:style-name="P42">The STSMR is a recent piece of legislation and it's not clear what its effect is going to be on bodies corporate in practice. Some complexes have probably always had conservative planning with large reserves while others have probably had trustees who tried to placate owners by preparing budgets that were naively optimistic. The requirements of the STSMR are fairly onerous and trustees may largely ignore it believing that, in practice, there won't be any penalties for ignoring it. That would be a pity because the good parts of the legislation would seem to outweigh the bad.</text:p>
      <text:p text:style-name="P43">Hopefully this spreadsheet will take some of the pain out of complying with the STSMR. <text:span text:style-name="T32">The </text:span><text:span text:style-name="T6">ReserveFundBudget.ods</text:span><text:span text:style-name="T32"> spreadsheet is blank but with the eleven categories of major repair items that a BC may need to spend money on. All it needs is for you to start filling it with items, amount and percentage changes.</text:span></text:p>
      <text:p text:style-name="P43">If you find <text:span text:style-name="T32">the spreadsheet useful</text:span>, please let us know by emailing <text:a xlink:type="simple" xlink:href="mailto:trustees@brittanytokaivillas.com" text:style-name="Internet_20_link" text:visited-style-name="Visited_20_Internet_20_Link"><text:span text:style-name="T17">trustees@brittanytokaivillas.com</text:span></text:a></text:p>
      <text:p text:style-name="P25"/>
      <text:h text:style-name="P85" text:outline-level="1">Appendix: Assumptions of the Spreadsheet Modelling</text:h>
      <text:p text:style-name="P48">This appendix is for informational purposes; read it only if you're interested.</text:p>
      <text:p text:style-name="P44">The STSMR requires that trustees of a BC prepare a ten year plan. Trying to predict financial health over a ten year period with precision is challenging if not impossible. This appendix details how the spreadsheet calculates the expected reserves and the amounts needed for maintenance work in each of the ten years. There are several factors that that affect the accuracy of these projections:</text:p>
      <text:list xml:id="list7168147781005112858" text:style-name="L11">
        <text:list-item>
          <text:p text:style-name="P74">High interest rates and inflation rates adversely affect the accuracy of projections</text:p>
        </text:list-item>
        <text:list-item>
          <text:p text:style-name="P75">Legislative or societal changes may make projections difficult. For example, if some maintenance work is labour-intensive and wages in the sector are increased significantly, the initial projections will be inaccurate</text:p>
        </text:list-item>
        <text:list-item>
          <text:p text:style-name="P76">Commodity price variations can make prediction difficult. E.g. If demand for aluminium goes up, then maintenance work that requires aluminium is going to cost more than initially assumed.</text:p>
        </text:list-item>
      </text:list>
      <text:p text:style-name="P45"/>
      <text:p text:style-name="P46">This appendix details how the spreadsheet determines <text:span text:style-name="T34">the projected administrative costs, </text:span>the projected cost of maintenance work, the final reserves at the end of a financial year and how much should be in the reserve fund at the start of a year.</text:p>
      <text:p text:style-name="P46"/>
      <text:h text:style-name="P88" text:outline-level="2">Projecting Administrative Costs</text:h>
      <text:p text:style-name="P48">The simplest calculation is the projection of administration costs over a ten year period. Looking at the costs from 2018 to 2027 below, we see that the administrative budget goes up from R960,000 in 0218 to R1,027,200 in 2027. The value of R1,027,200 = R960,000 x 1.07 or the value from 2018 plus a simple increase based on the assumed rate of inflation. Similarly the value for 2020, again assumes a 7% increase over the 2019 amount (R1,099,104 = 1.07 x R1,027,200).</text:p>
      <text:p text:style-name="P48"><draw:frame draw:style-name="fr2" draw:name="Image17" text:anchor-type="paragraph" svg:width="6.9252in" svg:height="1.4646in" draw:z-index="16"><draw:image xlink:href="Pictures/10000000000004E0000001089D8278D8C595F991.png" xlink:type="simple" xlink:show="embed" xlink:actuate="onLoad"/></draw:frame></text:p>
      <text:p text:style-name="P48">The accuracy of this prediction is dependent on a number of factors:</text:p>
      <text:list xml:id="list4142150918790412309" text:style-name="L12">
        <text:list-item>
          <text:p text:style-name="P77">How applicable is the assumed rate of inflation to <text:span text:style-name="T3">all</text:span><text:span text:style-name="T7"> the items in the administrative budget. For example, if the price of water goes up by 20% and the cost of water makes up only 5% of the </text:span><text:soft-page-break/><text:span text:style-name="T7">administrative budget, the calculation may be reasonably accurate. If the water budget makes up 30% of the overall administrative budget, the calculation may be off by a significant amount.</text:span></text:p>
        </text:list-item>
        <text:list-item>
          <text:p text:style-name="P65">The size of the scheme for which the budget is being prepared. Schemes with more units (and bigger budgets) are likely to find this calculation relatively more accurate than smaller complexes. Suppose that 15% of units typically experience plumbing-related problems in a year. Now in a complex with 60 units we would expect 9 units to need repairs in a year. If it happens that one more unit than expected needs repairs, a reasonable estimate is that the plumbing line item will be out by about (10 / 9) or about 11%. For a complex with 20 units, we would expect repairs to be needed at 3 units. If 4 units experience problems in one year at the complex, the plumbing budget could be assumed to be out by 33%.</text:p>
        </text:list-item>
      </text:list>
      <text:p text:style-name="P66">The calculation of the Repairs &amp; Maintenance projections is done in the same way as for the total administrative budget.</text:p>
      <text:h text:style-name="P89" text:outline-level="2">Projecting Maintenance Costs</text:h>
      <text:p text:style-name="P47">TBD</text:p>
      <text:h text:style-name="P89" text:outline-level="2">Projecting Final Reserves</text:h>
      <text:p text:style-name="P47">TBD</text:p>
      <text:h text:style-name="P89" text:outline-level="2">Calculating Ideal Reserve Fund</text:h>
      <text:p text:style-name="P47">TBD</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4-24T07:30:44.088523627</dc:date>
    <meta:editing-duration>PT3H32M28S</meta:editing-duration>
    <meta:editing-cycles>27</meta:editing-cycles>
    <meta:generator>LibreOffice/5.0.6.2$Linux_X86_64 LibreOffice_project/00$Build-2</meta:generator>
    <meta:document-statistic meta:table-count="1" meta:image-count="17" meta:object-count="0" meta:page-count="19" meta:paragraph-count="165" meta:word-count="4570" meta:character-count="26863" meta:non-whitespace-character-count="22483"/>
  </office:meta>
</office:document-meta>
</file>